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, Georgia, 'Times New Roman', serif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39091" officeooo:paragraph-rsid="00139091"/>
    </style:style>
    <style:style style:name="P2" style:family="paragraph" style:parent-style-name="Standard">
      <style:text-properties officeooo:rsid="001933cc" officeooo:paragraph-rsid="001933c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933cc" officeooo:paragraph-rsid="001933cc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933cc" officeooo:paragraph-rsid="001933cc"/>
    </style:style>
    <style:style style:name="P5" style:family="paragraph" style:parent-style-name="Standard">
      <style:text-properties officeooo:rsid="001933cc" officeooo:paragraph-rsid="0021b878"/>
    </style:style>
    <style:style style:name="P6" style:family="paragraph" style:parent-style-name="Standard">
      <style:text-properties officeooo:rsid="001aa3f8" officeooo:paragraph-rsid="001aa3f8"/>
    </style:style>
    <style:style style:name="P7" style:family="paragraph" style:parent-style-name="Standard">
      <style:text-properties style:text-underline-style="solid" style:text-underline-width="auto" style:text-underline-color="font-color" officeooo:rsid="001aa3f8" officeooo:paragraph-rsid="001aa3f8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c82d0"/>
    </style:style>
    <style:style style:name="P9" style:family="paragraph" style:parent-style-name="Standard">
      <style:text-properties style:text-underline-style="none" fo:font-weight="bold" officeooo:paragraph-rsid="001c82d0" style:font-weight-asian="bold" style:font-weight-complex="bold"/>
    </style:style>
    <style:style style:name="P10" style:family="paragraph" style:parent-style-name="Standard">
      <style:text-properties officeooo:rsid="0021b878" officeooo:paragraph-rsid="0022e33f"/>
    </style:style>
    <style:style style:name="P11" style:family="paragraph" style:parent-style-name="Standard">
      <style:text-properties officeooo:rsid="0021b878" officeooo:paragraph-rsid="0027090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933cc" officeooo:paragraph-rsid="001933cc" style:font-weight-asian="bold" style:font-weight-complex="bold"/>
    </style:style>
    <style:style style:name="P14" style:family="paragraph" style:parent-style-name="Standard">
      <style:text-properties fo:font-weight="bold" officeooo:rsid="002c66a2" officeooo:paragraph-rsid="002c66a2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officeooo:rsid="00338d2f" officeooo:paragraph-rsid="00338d2f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7090d" officeooo:paragraph-rsid="0027090d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2a4008" officeooo:paragraph-rsid="002a4008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2a4008" officeooo:paragraph-rsid="002ac9db"/>
    </style:style>
    <style:style style:name="P19" style:family="paragraph" style:parent-style-name="Standard">
      <style:text-properties officeooo:paragraph-rsid="002ac9db"/>
    </style:style>
    <style:style style:name="P20" style:family="paragraph" style:parent-style-name="Standard">
      <style:text-properties officeooo:rsid="002c28eb" officeooo:paragraph-rsid="002c28eb"/>
    </style:style>
    <style:style style:name="P21" style:family="paragraph" style:parent-style-name="Standard">
      <style:text-properties officeooo:rsid="002c28eb" officeooo:paragraph-rsid="002df93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c66a2" officeooo:paragraph-rsid="002c66a2"/>
    </style:style>
    <style:style style:name="P23" style:family="paragraph" style:parent-style-name="Standard">
      <style:text-properties officeooo:rsid="002c66a2" officeooo:paragraph-rsid="002c28eb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2df93d" officeooo:paragraph-rsid="002df93d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2df93d" officeooo:paragraph-rsid="002df93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ec6d7" officeooo:paragraph-rsid="002ec6d7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2ec6d7" officeooo:paragraph-rsid="002ec6d7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2fdf1a" officeooo:paragraph-rsid="002fdf1a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officeooo:rsid="002fdf1a" officeooo:paragraph-rsid="002fdf1a"/>
    </style:style>
    <style:style style:name="P30" style:family="paragraph" style:parent-style-name="Standard">
      <style:text-properties officeooo:rsid="002dea4f" officeooo:paragraph-rsid="002df93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officeooo:rsid="002ec6d7" officeooo:paragraph-rsid="002ec6d7" style:font-style-asian="normal" style:font-style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officeooo:rsid="002fdf1a" officeooo:paragraph-rsid="002ec6d7" style:font-style-asian="normal" style:font-style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officeooo:rsid="00355978" officeooo:paragraph-rsid="00355978" style:font-style-asian="normal" style:font-style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tyle="normal" officeooo:rsid="00355978" officeooo:paragraph-rsid="00355978" style:font-style-asian="normal" style:font-style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tyle="normal" officeooo:rsid="003c2a1f" officeooo:paragraph-rsid="003c2a1f" style:font-style-asian="normal" style:font-style-complex="normal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fo:font-style="normal" officeooo:rsid="003c2a1f" officeooo:paragraph-rsid="003c2a1f" style:font-style-asian="normal" style:font-style-complex="normal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fo:font-style="normal" officeooo:rsid="003d510c" officeooo:paragraph-rsid="003d510c" style:font-style-asian="normal" style:font-style-complex="normal"/>
    </style:style>
    <style:style style:name="P38" style:family="paragraph" style:parent-style-name="Standard">
      <style:paragraph-properties fo:margin-left="3.752cm" fo:margin-right="0cm" fo:text-indent="0cm" style:auto-text-indent="false"/>
      <style:text-properties fo:font-style="normal" officeooo:rsid="003d510c" officeooo:paragraph-rsid="003d510c" style:font-style-asian="normal" style:font-style-complex="normal"/>
    </style:style>
    <style:style style:name="P39" style:family="paragraph" style:parent-style-name="Standard">
      <style:text-properties officeooo:rsid="0032488a" officeooo:paragraph-rsid="0032488a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3182e5" officeooo:paragraph-rsid="003182e5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338d2f" officeooo:paragraph-rsid="00338d2f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338d2f" officeooo:paragraph-rsid="00338d2f"/>
    </style:style>
    <style:style style:name="P44" style:family="paragraph" style:parent-style-name="Standard">
      <style:paragraph-properties fo:margin-left="2.501cm" fo:margin-right="0cm" fo:text-indent="0cm" style:auto-text-indent="false"/>
      <style:text-properties officeooo:rsid="00338d2f" officeooo:paragraph-rsid="00338d2f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338d2f" officeooo:paragraph-rsid="003c2a1f"/>
    </style:style>
    <style:style style:name="P46" style:family="paragraph" style:parent-style-name="Standard">
      <style:paragraph-properties fo:margin-left="2.501cm" fo:margin-right="0cm" fo:text-indent="0cm" style:auto-text-indent="false"/>
      <style:text-properties officeooo:rsid="00355978" officeooo:paragraph-rsid="00355978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officeooo:rsid="00382417" officeooo:paragraph-rsid="00382417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3c2a1f" officeooo:paragraph-rsid="003c2a1f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3c2a1f" officeooo:paragraph-rsid="003c2a1f"/>
    </style:style>
    <style:style style:name="P50" style:family="paragraph" style:parent-style-name="Standard">
      <style:paragraph-properties fo:margin-left="2.501cm" fo:margin-right="0cm" fo:text-indent="0cm" style:auto-text-indent="false"/>
      <style:text-properties officeooo:rsid="003c2a1f" officeooo:paragraph-rsid="003c2a1f"/>
    </style:style>
    <style:style style:name="P51" style:family="paragraph" style:parent-style-name="Standard">
      <style:paragraph-properties fo:margin-left="3.752cm" fo:margin-right="0cm" fo:text-indent="0cm" style:auto-text-indent="false"/>
      <style:text-properties officeooo:rsid="003c2a1f" officeooo:paragraph-rsid="003c2a1f"/>
    </style:style>
    <style:style style:name="P52" style:family="paragraph" style:parent-style-name="Standard">
      <style:paragraph-properties fo:margin-left="2.501cm" fo:margin-right="0cm" fo:text-indent="0cm" style:auto-text-indent="false"/>
      <style:text-properties officeooo:rsid="003d510c" officeooo:paragraph-rsid="003d51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e33f" style:font-style-asian="italic" style:font-style-complex="italic"/>
    </style:style>
    <style:style style:name="T3" style:family="text">
      <style:text-properties fo:font-style="italic" officeooo:rsid="003d510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0d46" style:font-weight-asian="bold" style:font-weight-complex="bold"/>
    </style:style>
    <style:style style:name="T6" style:family="text">
      <style:text-properties fo:font-weight="bold" officeooo:rsid="003182e5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e33f" style:font-style-asian="normal" style:font-style-complex="normal"/>
    </style:style>
    <style:style style:name="T9" style:family="text">
      <style:text-properties fo:font-style="normal" officeooo:rsid="003d9de1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1c82d0"/>
    </style:style>
    <style:style style:name="T12" style:family="text">
      <style:text-properties officeooo:rsid="0021b878"/>
    </style:style>
    <style:style style:name="T13" style:family="text">
      <style:text-properties officeooo:rsid="001933cc"/>
    </style:style>
    <style:style style:name="T14" style:family="text">
      <style:text-properties officeooo:rsid="0022e33f"/>
    </style:style>
    <style:style style:name="T15" style:family="text">
      <style:text-properties officeooo:rsid="0027090d"/>
    </style:style>
    <style:style style:name="T16" style:family="text">
      <style:text-properties officeooo:rsid="00284592"/>
    </style:style>
    <style:style style:name="T17" style:family="text">
      <style:text-properties officeooo:rsid="0029c874"/>
    </style:style>
    <style:style style:name="T18" style:family="text">
      <style:text-properties officeooo:rsid="002a4008"/>
    </style:style>
    <style:style style:name="T19" style:family="text">
      <style:text-properties officeooo:rsid="002ac9db"/>
    </style:style>
    <style:style style:name="T20" style:family="text">
      <style:text-properties officeooo:rsid="002baa1d"/>
    </style:style>
    <style:style style:name="T21" style:family="text">
      <style:text-properties officeooo:rsid="002c66a2"/>
    </style:style>
    <style:style style:name="T22" style:family="text">
      <style:text-properties officeooo:rsid="003182e5"/>
    </style:style>
    <style:style style:name="T23" style:family="text">
      <style:text-properties fo:color="#48484e" loext:opacity="100%" style:font-name="Noto Serif" fo:font-size="10.1999998092651pt" fo:letter-spacing="normal" fo:font-style="italic" fo:font-weight="normal" loext:padding="0cm" loext:border="none"/>
    </style:style>
    <style:style style:name="T24" style:family="text">
      <style:text-properties officeooo:rsid="0033e024"/>
    </style:style>
    <style:style style:name="T25" style:family="text">
      <style:text-properties officeooo:rsid="0033f42e"/>
    </style:style>
    <style:style style:name="T26" style:family="text">
      <style:text-properties officeooo:rsid="00355978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382417"/>
    </style:style>
    <style:style style:name="T29" style:family="text">
      <style:text-properties officeooo:rsid="003c2a1f"/>
    </style:style>
    <style:style style:name="T30" style:family="text">
      <style:text-properties officeooo:rsid="003cc120"/>
    </style:style>
    <style:style style:name="T31" style:family="text">
      <style:text-properties officeooo:rsid="003d510c"/>
    </style:style>
    <style:style style:name="T32" style:family="text">
      <style:text-properties officeooo:rsid="003d9de1"/>
    </style:style>
    <style:style style:name="T33" style:family="text">
      <style:text-properties officeooo:rsid="003eed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 pluralité des cultures fait-elle obstacle à l'unité du genre humain ?</text:p>
      <text:p text:style-name="Standard"/>
      <text:p text:style-name="P9">Intro :</text:p>
      <text:p text:style-name="P8"/>
      <text:p text:style-name="P8">Le concept de culture :</text:p>
      <text:p text:style-name="Standard"/>
      <text:p text:style-name="P6">1. On cherche toutes les expressions comprenant le mot « culture »</text:p>
      <text:p text:style-name="P6">2. On essaye de définir chaque sens</text:p>
      <text:p text:style-name="P6"/>
      <text:p text:style-name="P6">1. Au sens éducatif, la culture c'est l'ensemble des savoirs et des savoir-faire que possède une personne donnée.</text:p>
      <text:p text:style-name="P6">2. Au sens anthropologique, la culture désigne un ensemble extrêmement large de pratiques, d'institutions, de représentations et de croyances partagées par une communauté donnée. (ex : culture française, culture aborigène, culture japonaise...)</text:p>
      <text:p text:style-name="P6">3. Au sens philosophique, la culture désigne simplement tout ce qui oppose la vie humaine à la nature. (= tout ce qui distingue l’homme de l’animal, en particulier)</text:p>
      <text:p text:style-name="P6"/>
      <text:p text:style-name="P6">Sens premier impliqué par le sujet : sens anthropologique. Mais justement, on peut ouvrir le sujet en se demandant si on ne peut pas donner au concept de culture son sens éducatif</text:p>
      <text:p text:style-name="Standard"/>
      <text:p text:style-name="P7">Problématique :</text:p>
      <text:p text:style-name="P6">1. A PREMIÈRE VUE, les différences culturelles (langues, croyances) nous empêchent de nous comprendre correctement et d’agir ensemble</text:p>
      <text:p text:style-name="P6">2. CEPENDANT, la culture est-elle nécessairement plurielle ? N’est-il pas possible de penser une forme de culture véritablement universelle, qui permettrait aux hommes de dépasser leurs différences ?</text:p>
      <text:p text:style-name="Standard"/>
      <text:p text:style-name="Standard">I. <text:span text:style-name="T5">Chaque culture tend à se fermer sur sa propre conception de l’humanité</text:span></text:p>
      <text:p text:style-name="P22">a. La définition de l’homme est culturelle</text:p>
      <text:p text:style-name="Standard"/>
      <text:p text:style-name="P1"><text:span text:style-name="T11">Culture au sens anthropologique : </text:span>Une certaine communauté de croyances, représentations, valeurs, que nous intégrons au fil de notre socialisation</text:p>
      <text:p text:style-name="P2"/>
      <text:p text:style-name="P2">En particulier : une certaine image de l’homme : <text:span text:style-name="T14">ce qu’il est // ce qu’il n’est pas</text:span></text:p>
      <text:p text:style-name="P2"/>
      <text:p text:style-name="P13">Ex : Moyen-Age, l’homme se distingue de quoi ? En quel sens ? (animal / ange / Dieu / <text:span text:style-name="T17">échelle des êtres</text:span>)</text:p>
      <text:p text:style-name="P2">→ <text:span text:style-name="T12">pensé comme se plaçant entre l’animal et l’ange (ont un corps matériel)</text:span></text:p>
      <text:p text:style-name="P2"/>
      <text:p text:style-name="P5">Ce qui distingue l’homme de l’animal : <text:span text:style-name="T14">leur âme </text:span><text:span text:style-name="T12">(</text:span><text:span text:style-name="T14">peuvent réfléchir = ont un intellect</text:span><text:span text:style-name="T12">)</text:span></text:p>
      <text:p text:style-name="P10">MAIS <text:span text:style-name="T15">c’est un critère qui permet difficilement de reconnaître l’humanité de l’autre :</text:span> l’esprit de l’autre <text:span text:style-name="T14">lui-même </text:span>ne nous est jamais accessible.</text:p>
      <text:p text:style-name="P11">On ne peut d<text:span text:style-name="T15">eviner</text:span> <text:span text:style-name="T14">ce qu’il y a dans sa tête que par les </text:span><text:span text:style-name="T2">manifestations concrètes </text:span><text:span text:style-name="T8">de son esprit : </text:span><text:span text:style-name="T13">la parole, </text:span><text:span text:style-name="T15">les comportemen</text:span><text:span text:style-name="T18">ts...</text:span></text:p>
      <text:p text:style-name="P2"/>
      <text:p text:style-name="P2">→ <text:span text:style-name="T14">Colonisation de l’Amérique : </text:span>on découvre des êtres qui :</text:p>
      <text:p text:style-name="P3">- <text:span text:style-name="T14">parlent une langue inconnue<text:tab/><text:tab/></text:span></text:p>
      <text:p text:style-name="P3">- <text:span text:style-name="T14">ont des mœurs différents (ex : nudité)</text:span></text:p>
      <text:p text:style-name="P16">=&gt; question de savoir <text:span text:style-name="T16">jusqu’où s’étend leur intelligence, si dépasse vraiment l’animal</text:span></text:p>
      <text:p text:style-name="P16"><text:soft-page-break/><text:span text:style-name="T16">Controverse de Valladolid</text:span><text:span text:style-name="T16"><text:note text:id="ftn1" text:note-class="footnote"><text:note-citation>1</text:note-citation><text:note-body><text:p text:style-name="Footnote">débat politique et religieux qui s'est déroulé en Espagne vers le milieu du xvie siècle. Bartolomé de Las Casas <text:span text:style-name="T16">dénonce les conditions de la conquête // Juan Ginés de Sepúlveda justifie l’usage de la force</text:span></text:p></text:note-body></text:note></text:span><text:span text:style-name="T16"> </text:span>→ <text:span text:style-name="T16">les Indiens sont-ils esclaves par nature ? Si oui → donne le droit de le asservir par la force</text:span></text:p>
      <text:p text:style-name="P2"/>
      <text:p text:style-name="P2">A l’inverse, les habitants du Nouveau Monde : se demandent si les colons sont des H ou des Dieux (moyens techniques <text:span text:style-name="T14">d’une efficacité</text:span> <text:span text:style-name="T14">incompréhensibles</text:span>)</text:p>
      <text:p text:style-name="P2"/>
      <text:p text:style-name="P22">b. La notion d’ethnocentrisme</text:p>
      <text:p text:style-name="P2"/>
      <text:p text:style-name="P2">→ cf texte Levi Strauss</text:p>
      <text:p text:style-name="P2"/>
      <text:p text:style-name="P2"><text:span text:style-name="T18">Pour les </text:span>Grecs : <text:span text:style-name="T18">les </text:span>« barbares » <text:span text:style-name="T18">sont tous les H non-grecs</text:span></text:p>
      <text:p text:style-name="P3">→ renvoie au chant inarticulé des oiseaux // opposé aux hommes qui connaissent la langue grecque, et sont ainsi capables de raison.</text:p>
      <text:p text:style-name="P2"><text:tab/>Mot « barbare » fait en réalité deux choses :</text:p>
      <text:p text:style-name="P3"><text:tab/>- il regroupe toutes les cultures différentes de la nôtre sous une même appellation</text:p>
      <text:p text:style-name="P3"><text:tab/>- <text:s/>il nie toutes ces cultures en les rejetant dans la nature.</text:p>
      <text:p text:style-name="P3"/>
      <text:p text:style-name="P4">→ La culture occidentale se pensera ainsi longtemps par opposition aux « barbares » ou aux « sauvages » : au nom de la « vraie » morale/religion, les peuples européens <text:span text:style-name="T18">se donnent</text:span> le droit <text:span text:style-name="T18">(&amp; devoir ?) </text:span>d'asservir et d'exploiter les <text:span text:style-name="T18">autres</text:span> <text:span text:style-name="T18">peuples</text:span></text:p>
      <text:p text:style-name="P4"/>
      <text:p text:style-name="P18"><text:span text:style-name="T4">D</text:span><text:span text:style-name="T6">ef :</text:span><text:span text:style-name="T22"> </text:span>ethnocentrisme : tendance à considérer son propre groupe social comme constituant la véritable humanité</text:p>
      <text:p text:style-name="P17"/>
      <text:p text:style-name="Standard"><text:tab/>c. Le paradoxe de l’ethnocentrisme</text:p>
      <text:p text:style-name="Standard"/>
      <table:table table:name="Tableau2" table:style-name="Tableau2">
        <table:table-column table:style-name="Tableau2.A"/>
        <table:table-row table:style-name="TableLine2253224872304">
          <table:table-cell table:style-name="Tableau2.A1" office:value-type="string">
            <text:p text:style-name="P40"><text:span text:style-name="Emphasis"><text:span text:style-name="T23">pour de vastes fractions de l’es­pèce humaine et pendant des dizaines de millénaires, cette notion paraît être totalement absente. L’humanité cesse aux frontières de la tribu, du groupe linguistique, parfois même du village; à tel point qu’un grand nombre de populations dites primitives se désignent d’un nom qui signifie les « hommes » (ou parfois – dirons-nous avec plus de discrétion – les « bons», les « excellents », les « complets »), impliquant ainsi que les autres tribus, groupes ou villages ne participent pas des vertus – ou même de la nature – humaines, mais sont tout au plus com­posés de « mauvais », de « méchants », de «singes de terre » ou « d’oeufs de pou ». On va souvent jusqu’à priver l’étranger de ce dernier degré de réalité en en faisant un « fantôme » ou une « apparition ».</text:span></text:span> </text:p>
            <text:p text:style-name="P40"/>
            <text:p text:style-name="P41">autonyme//exonyme</text:p>
          </table:table-cell>
        </table:table-row>
      </table:table>
      <text:p text:style-name="Standard"/>
      <text:p text:style-name="Standard"/>
      <text:p text:style-name="Standard"><text:span text:style-name="T19">ethnocentrisme : </text:span>pas spécifique à l’occident.</text:p>
      <text:p text:style-name="Standard"><text:s/>= une tendance psychique fondamentale, liée au narcissisme = difficulté à accepter le fait que nos valeurs, nos choix, nos comportements, aient une part d'arbitraire et puissent être remis en question.</text:p>
      <text:p text:style-name="Standard"/>
      <text:p text:style-name="P19"><text:span text:style-name="T20">Paradoxe : </text:span>En <text:span text:style-name="T19">fait</text:span>, <text:span text:style-name="T19">les peuples que nous jugeons « barbares » partagent pleinement cette attitude ethnocentrique</text:span></text:p>
      <text:p text:style-name="P19"/>
      <text:p text:style-name="Standard">→ « le barbare, c'est l'homme qui croit à la barbarie » : L'ethnocentrisme, qui consiste à se présenter comme les représentants les plus évolués de l'humanité, relève en fait de la psychologie la plus primitive.</text:p>
      <text:p text:style-name="Standard"/>
      <text:p text:style-name="P20">/!\ comme telle, cette proposition est contradictoire.</text:p>
      <text:p text:style-name="P20"><text:soft-page-break/>SI la barbarie n’est qu’une fiction, il n’y a aucun sens à appeler « barbare » l’homme qui y croit</text:p>
      <text:p text:style-name="P20">→ en fait, Levi-Strauss implique <text:span text:style-name="T21">qu’il soit possible de donner une nouvelle signification à ce mot.</text:span></text:p>
      <text:p text:style-name="P21">→ <text:span text:style-name="T21">le barbare : l’homme qui n’a pas réussi à dépasser son ethnocentrisme primaire</text:span></text:p>
      <text:p text:style-name="P30"><text:tab/>→ en ce sens : <text:span text:style-name="T22">c’est </text:span>le colonialisme occidental <text:span text:style-name="T22">qui </text:span>est essentiellement barbare !</text:p>
      <text:p text:style-name="P23"/>
      <text:p text:style-name="P39"/>
      <text:p text:style-name="P14">II. L<text:span text:style-name="T24">e respect des différences culturelles doit avoir ses limites</text:span></text:p>
      <text:p text:style-name="P24">1. Le relativisme culturel</text:p>
      <text:p text:style-name="P24"/>
      <text:p text:style-name="P26">Pour ne plus être barbare au sens de Lévi-Strauss, faut-il arrêter de <text:span text:style-name="T1">juger</text:span> les autres cultures ?</text:p>
      <text:p text:style-name="P26"/>
      <text:p text:style-name="P26">→ dépend de la façon dont on conçoit la notion de jugement.</text:p>
      <text:p text:style-name="P25">Q jugement ? Au sens large, un jugement est une proposition que je considère comme vraie.</text:p>
      <text:p text:style-name="P25"/>
      <text:p text:style-name="P25">→ 2 types différents de jugements : jugements descriptifs / jugements normatifs</text:p>
      <text:p text:style-name="P25"><text:tab/>→ jugement descriptif : d<text:span text:style-name="T22">it</text:span> ce qui est</text:p>
      <text:p text:style-name="P24">→ jugement normatif : <text:span text:style-name="T22">dit </text:span>ce qui <text:span text:style-name="T1">doit être → </text:span><text:span text:style-name="T7">implique toujours la référence à certaines valeurs</text:span></text:p>
      <text:p text:style-name="P24"/>
      <table:table table:name="Tableau1" table:style-name="Tableau1">
        <table:table-column table:style-name="Tableau1.A"/>
        <table:table-row table:style-name="TableLine2253224878016">
          <table:table-cell table:style-name="Tableau1.A1" office:value-type="string">
            <text:p text:style-name="Table_20_Contents">Exemple : <text:span text:style-name="T22">jugements descriptifs // normatifs</text:span></text:p>
            <text:p text:style-name="Table_20_Contents">2+2 = 4</text:p>
            <text:p text:style-name="Table_20_Contents">Il ne faut pas mentir</text:p>
            <text:p text:style-name="Table_20_Contents">Les japonais ont inventé le théâtre nô</text:p>
            <text:p text:style-name="Table_20_Contents">Aujourd’hui, il fait beau</text:p>
            <text:p text:style-name="Table_20_Contents">Aujourd’hui, il ne fait pas assez beau</text:p>
            <text:p text:style-name="Table_20_Contents">Les japonais sont un grand peuple</text:p>
          </table:table-cell>
        </table:table-row>
      </table:table>
      <text:p text:style-name="P26"/>
      <text:p text:style-name="P26">Juger les autres cultures d’un pt de vue normatif : PBTK, parce qu’on juge à partir de nos propres valeurs</text:p>
      <text:p text:style-name="P26">MAIS il est important de maintenir nos jugements descriptifs : ce sont eux qui nous permettent de <text:span text:style-name="T1">connaître </text:span><text:span text:style-name="T7">les autres cultures</text:span></text:p>
      <text:p text:style-name="P31"/>
      <text:p text:style-name="P27"><text:span text:style-name="T7">→ méthode de l’ethnologue &amp; anthropologue : on se contente de </text:span><text:span text:style-name="T1">décrire</text:span><text:span text:style-name="T7"> la façon dont les autres cultures vivent, sans jamais les juger moralement</text:span></text:p>
      <text:p text:style-name="P31"/>
      <text:p text:style-name="P33">Si on pousse plus loin cette idée, on obtient le relativisme culturel = affirmation selon laquelle :</text:p>
      <text:p text:style-name="P34">1. Toutes les cultures ont la même valeur</text:p>
      <text:p text:style-name="P34">2. Il n’y a pas de critère absolu permettant d’évaluer les croyances et les pratiques des autres cultures</text:p>
      <text:p text:style-name="P31"/>
      <text:p text:style-name="P32"><text:tab/>2. Le paradoxe du relativisme culturel</text:p>
      <text:p text:style-name="P26"/>
      <text:p text:style-name="P28">Pkoi <text:span text:style-name="T26">cette attitude nous semble-t-elle plus acceptable que</text:span> <text:span text:style-name="T26">l’</text:span>ethnocentris<text:span text:style-name="T26">m</text:span>e ?</text:p>
      <text:p text:style-name="P28">→ nous semble <text:span text:style-name="T26">être une attitude plus tolérante et ouverte</text:span></text:p>
      <text:p text:style-name="P28"/>
      <text:p text:style-name="P42"><text:span text:style-name="T26">MAIS </text:span>2 Pbs :</text:p>
      <text:p text:style-name="P43">a. <text:span text:style-name="T28">c’est une attitude contradictoire</text:span></text:p>
      <text:p text:style-name="P29"><text:span text:style-name="T1">« il faut</text:span> être tolérant et ouvert d’esprit » <text:span text:style-name="T26">=</text:span> un jugement <text:span text:style-name="T27">normatif</text:span> !</text:p>
      <text:p text:style-name="P46">→ <text:span text:style-name="T28">on justifie le relativisme culturel par des qualités morales qui auraient une valeur absolue → contradictoire</text:span></text:p>
      <text:p text:style-name="P47">b. c’est une attitude moralement dangereuse</text:p>
      <text:p text:style-name="P44"><text:soft-page-break/><text:span text:style-name="T28">P</text:span>b <text:span text:style-name="T28">il est parfois moralement nécessaire de juger normativement les pratiques culturelles des autres, quand elles sont absolument inacceptables</text:span> (ex : esclavage, excision… <text:span text:style-name="T26">cf doc</text:span>)</text:p>
      <text:p text:style-name="P44"/>
      <text:p text:style-name="P42">→ pb : une tolérance sans bornes peut nous pousser à tolérer l’intolérable</text:p>
      <text:p text:style-name="P42"/>
      <text:p text:style-name="P45">→ paradoxalement, le relativisme culturel (qui se justifie par un impératif d’ouverture à l’autre) <text:span text:style-name="T29">a les mêmes conséquences que l’ethnocentrisme : </text:span><text:span text:style-name="T33">ces deux attitudes </text:span>tend<text:span text:style-name="T33">ent</text:span> à rompre tout dialogue entre les cultures.</text:p>
      <text:p text:style-name="P45">Pour créer du lien et du dialogue entre les cultures différentes, il est nécessaire de pouvoir <text:span text:style-name="T24">se référer à</text:span> certaines valeurs communes</text:p>
      <text:p text:style-name="P42"/>
      <text:p text:style-name="P15"><text:span text:style-name="T24">III.</text:span> <text:span text:style-name="T24">Les </text:span>droits <text:span text:style-name="T25">humains</text:span> <text:span text:style-name="T24">comme idéal</text:span></text:p>
      <text:p text:style-name="P26"/>
      <text:p text:style-name="P42">Q° : y a-t-il quelque chose que nous puissions poser comme une valeur absolue, indépendamment de la culture particulière que l’on considère ?</text:p>
      <text:p text:style-name="P42"/>
      <text:p text:style-name="P42">→ Notion de « <text:span text:style-name="T4">droits de l’homme</text:span> » (= « droits humains ») <text:span text:style-name="T29">= </text:span>affirm<text:span text:style-name="T29">ation de</text:span> certains droits politiques fondamentaux de tout être humain (la liberté, l’égalité et la dignité)</text:p>
      <text:p text:style-name="P42"/>
      <text:p text:style-name="P48">2 critiques :</text:p>
      <text:p text:style-name="P49">- ces droits fondamentaux ne correspondraient-il pas à des valeurs typiquement occidentales ? (individualisme/libéralisme) → ethnocentrisme ?</text:p>
      <text:p text:style-name="P50">→ on peut répondre à cette critique si on arrive à <text:span text:style-name="T30">expliquer pourquoi tout homme aurait une certaine valeur en lui-même</text:span></text:p>
      <text:p text:style-name="P51"><text:span text:style-name="T27">Ex :</text:span> <text:span text:style-name="T31">Emmanuel </text:span>Kant : la différence entre l’homme et tous les autres êtres, c’est qu’il est doté d’une volonté &amp; d’une raison. C’est cela qui fait de lui une <text:span text:style-name="T1">fin en soi</text:span><text:span text:style-name="T7"> (il a lui-même de la valeur) ≠ toutes les autres choses ont de la valeur </text:span><text:span text:style-name="T1">en tant que moyens</text:span></text:p>
      <text:p text:style-name="P36">Pb de cette réponse : suppose une distinction entre l’homme et tous les autres vivants. <text:span text:style-name="T30">Mais n’est-il pas nécessaire aussi de reconnaître une valeur intrinsèque aux animaux ?</text:span></text:p>
      <text:p text:style-name="P35">- <text:span text:style-name="T31">en quel sens peut-on parler de « droits » ? Un droit politique n’existe que s’il est accordé par un Etat. Or si nous parlons de « droits humains », c’est bien pour parler de droits qu’un Etat n’accorde pas (mais qu’il </text:span><text:span text:style-name="T3">devrait accorder</text:span><text:span text:style-name="T31">). N’est-ce pas contradictoire avec l’idée même de droit ?</text:span></text:p>
      <text:p text:style-name="P37">En fait : les « droits humains » se situent à la frontière de la <text:span text:style-name="T1">morale</text:span> et de la <text:span text:style-name="T1">politique</text:span>.</text:p>
      <text:p text:style-name="P38">- Ce qui les fonde <text:span text:style-name="T1">moralement</text:span>, c’est une certaine conception de la valeur <text:span text:style-name="T32">universelle</text:span> de <text:span text:style-name="T32">tout </text:span>homme.</text:p>
      <text:p text:style-name="P38">- Ce qu’ils exigent <text:span text:style-name="T1">politiquement</text:span>, c’est le respect par tout État de cette valeur fondamentale</text:p>
      <text:p text:style-name="P52"><text:span text:style-name="T7">→ les « droits humains » ne sont pas seulement l’énonciation de certains droits que les hommes </text:span><text:span text:style-name="T9">auraient</text:span><text:span text:style-name="T7"> déjà. Ils sont l’affirmation d’un </text:span><text:span text:style-name="T10">horizon moral</text:span><text:span text:style-name="T7"> qui doit guider </text:span><text:span text:style-name="T9">nos</text:span><text:span text:style-name="T7"> luttes politiqu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, Georgia, 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0:54:44.631000000</meta:creation-date>
    <dc:date>2022-10-21T08:26:28.089000000</dc:date>
    <meta:editing-duration>P4DT2H25M17S</meta:editing-duration>
    <meta:editing-cycles>20</meta:editing-cycles>
    <meta:generator>LibreOffice/7.2.5.2$Windows_X86_64 LibreOffice_project/499f9727c189e6ef3471021d6132d4c694f357e5</meta:generator>
    <meta:document-statistic meta:table-count="2" meta:image-count="0" meta:object-count="0" meta:page-count="4" meta:paragraph-count="95" meta:word-count="1637" meta:character-count="9694" meta:non-whitespace-character-count="8136"/>
  </office:meta>
</office:document-meta>
</file>